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45cm"/>
    </style:style>
    <style:style style:name="co2" style:family="table-column">
      <style:table-column-properties fo:break-before="auto" style:column-width="27.31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19.336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45pt solid #000000" style:rotation-align="none"/>
    </style:style>
    <style:style style:name="ce6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Calibri" fo:font-size="11pt" style:font-size-asian="11pt" style:font-name-complex="Calibri" style:font-size-complex="11pt"/>
    </style:style>
    <style:style style:name="ce7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complex="bold" style:font-weight-asian="bold"/>
    </style:style>
    <style:style style:name="T3" style:family="text">
      <style:text-properties style:font-name="Calibri" fo:font-size="11pt" style:text-underline-style="none" style:text-underline-color="font-color" fo:font-style="normal" style:text-outline="false" fo:text-shadow="none" style:text-position="0%" style:font-name-complex="Calibri" fo:color="#000000" style:font-size-complex="11pt" style:font-style-asian="normal" style:font-style-complex="normal" fo:font-weight="normal" style:font-weight-asian="normal" style:font-weight-complex="normal" style:font-size-asian="11pt"/>
    </style:style>
    <style:style style:name="T4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fo:font-style="normal" style:text-outline="false" fo:text-shadow="none" style:text-position="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Требования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Тестирование</text:p>
          </table:table-cell>
          <table:table-cell table:style-name="ce1" office:value-type="string" calcext:value-type="string">
            <text:p>Результа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7">
            <text:p>Пользовательский интерфейс</text:p>
          </table:table-cell>
          <table:table-cell table:style-name="ce6" office:value-type="string" calcext:value-type="string" table:number-columns-spanned="1" table:number-rows-spanned="2">
            <text:p>Операция <text:span text:style-name="T1">поиска фильмов</text:span> должна коректно принимать вводимое название фильма и после вывести результат поиска</text:p>
          </table:table-cell>
          <table:table-cell table:style-name="ce10" office:value-type="string" calcext:value-type="string" table:number-columns-spanned="1" table:number-rows-spanned="2">
            <text:p>Высокий</text:p>
          </table:table-cell>
          <table:table-cell table:style-name="ce12" office:value-type="string" calcext:value-type="string">
            <text:p>1. Запустить приложение в режиме отладки</text:p>
            <text:p>2. Нажать на поле для ввода названия фильма</text:p>
            <text:p>3. После ввода названия нажать кнопку Enter</text:p>
            <text:p>4. Убедиться, что результат коректно отображен в окне браузера</text:p>
          </table:table-cell>
          <table:table-cell table:style-name="ce15" office:value-type="string" calcext:value-type="string">
            <text:p>УСПЕШНО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7"/>
          <table:covered-table-cell table:style-name="ce11"/>
          <table:table-cell table:style-name="ce13" office:value-type="string" calcext:value-type="string">
            <text:p>1. Запустить приложение в режиме пользователя</text:p>
            <text:p>2. Нажать на поле для ввода названия фильма и <text:span text:style-name="T4">некорректно</text:span><text:span text:style-name="T5"> ввести название фильма</text:span></text:p>
            <text:p><text:span text:style-name="T6">3. После ввода названия нажать кнопку Enter</text:span></text:p>
            <text:p><text:span text:style-name="T6">4. Убедиться, что данные об невозможности найти фильма в баззе данных были корректно отображены в окне браузера</text:span></text:p>
          </table:table-cell>
          <table:table-cell table:style-name="ce15" office:value-type="string" calcext:value-type="string">
            <text:p>УСПЕШНО</text:p>
          </table:table-cell>
          <table:table-cell table:number-columns-repeated="1019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2">
            <text:p>Операция <text:span text:style-name="T2">вывода рейтинга фильма</text:span><text:span text:style-name="T3"> должна вывести топ 250 фильмов по версии кинопоиска</text:span></text:p>
          </table:table-cell>
          <table:table-cell table:style-name="ce10" office:value-type="string" calcext:value-type="string" table:number-columns-spanned="1" table:number-rows-spanned="2">
            <text:p>Высокий</text:p>
          </table:table-cell>
          <table:table-cell table:style-name="ce13" office:value-type="string" calcext:value-type="string">
            <text:p><text:span text:style-name="T7">1. Запустить приложение в режиме пользователя</text:span></text:p>
            <text:p><text:span text:style-name="T7">2. Убедиться, что рейтинг фильмаов после запуска приложения был коректно отображен </text:span></text:p>
            <text:p/>
          </table:table-cell>
          <table:table-cell table:style-name="ce15" office:value-type="string" calcext:value-type="string">
            <text:p>УСПЕШНО</text:p>
          </table:table-cell>
          <table:table-cell table:number-columns-repeated="1019"/>
        </table:table-row>
        <table:table-row table:style-name="ro5">
          <table:covered-table-cell table:style-name="ce3"/>
          <table:covered-table-cell table:style-name="ce9"/>
          <table:covered-table-cell table:style-name="ce11"/>
          <table:table-cell table:style-name="ce14" office:value-type="string" calcext:value-type="string">
            <text:p><text:span text:style-name="T7">1. Запустить приложение в режиме пользователя</text:span></text:p>
            <text:p><text:span text:style-name="T7">2. Убедиться, что рейтинг фильмаов после запуска приложения был коректно отображен </text:span></text:p>
            <text:p/>
          </table:table-cell>
          <table:table-cell table:style-name="ce16" office:value-type="string" calcext:value-type="string">
            <text:p>УСПЕШНО</text:p>
          </table:table-cell>
          <table:table-cell table:number-columns-repeated="1019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7">
          <table:covered-table-cell table:style-name="ce4"/>
          <table:table-cell table:number-columns-repeated="1023"/>
        </table:table-row>
        <table:table-row table:style-name="ro8">
          <table:table-cell table:style-name="ce2" office:value-type="string" calcext:value-type="string" table:number-columns-spanned="1" table:number-rows-spanned="7">
            <text:p>Фукционал</text:p>
          </table:table-cell>
          <table:table-cell table:number-columns-repeated="1023"/>
        </table:table-row>
        <table:table-row table:style-name="ro9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4"/>
          <table:table-cell table:number-columns-repeated="1023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55:53.713888879</meta:creation-date>
    <dc:date>2015-12-11T13:09:28.459094899</dc:date>
    <meta:editing-duration>PT13M34S</meta:editing-duration>
    <meta:editing-cycles>1</meta:editing-cycles>
    <meta:document-statistic meta:table-count="1" meta:cell-count="19" meta:object-count="0"/>
    <meta:generator>LibreOffice/4.3.3.2$Linux_X86_64 LibreOffice_project/430m0$Build-2</meta:generator>
  </office:meta>
</office:document-meta>
</file>